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A4FEC3D8.png" manifest:media-type="image/png"/>
  <manifest:file-entry manifest:full-path="Pictures/100002010000040000000300F25B69DE.png" manifest:media-type="image/png"/>
  <manifest:file-entry manifest:full-path="Pictures/1000020100000400000003006409B95C.png" manifest:media-type="image/png"/>
  <manifest:file-entry manifest:full-path="Pictures/100002010000040000000300428FC9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428FC9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6409B9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F25B69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463cm" svg:y="0.348cm">
          <draw:image xlink:href="Pictures/100002010000040000000300A4FEC3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17:09:49.969546698</meta:creation-date>
    <dc:date>2015-09-30T17:11:44.182561709</dc:date>
    <meta:editing-duration>P0D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